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e7f" officeooo:paragraph-rsid="000c5e7f"/>
    </style:style>
    <style:style style:name="P2" style:family="paragraph" style:parent-style-name="Standard">
      <style:text-properties officeooo:rsid="000cf25b" officeooo:paragraph-rsid="000cf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 install pipenv</text:p>
      <text:p text:style-name="P1"/>
      <text:p text:style-name="P1">pipenv install django</text:p>
      <text:p text:style-name="P1"/>
      <text:p text:style-name="P2">python manage.py startapp firstapp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09:37:49.314000000</meta:creation-date>
    <dc:date>2025-06-06T09:53:18.156000000</dc:date>
    <meta:editing-duration>PT4M36S</meta:editing-duration>
    <meta:editing-cycles>1</meta:editing-cycles>
    <meta:document-statistic meta:table-count="0" meta:image-count="0" meta:object-count="0" meta:page-count="1" meta:paragraph-count="3" meta:word-count="10" meta:character-count="73" meta:non-whitespace-character-count="66"/>
    <meta:generator>LibreOffice/24.8.6.2$Windows_X86_64 LibreOffice_project/6d98ba145e9a8a39fc57bcc76981d1fb1316c60c</meta:generator>
  </office:meta>
</office:document-meta>
</file>